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Normal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3" style:family="paragraph" style:parent-style-name="Normal">
      <style:text-properties officeooo:paragraph-rsid="0018fb03"/>
    </style:style>
    <style:style style:name="P4" style:family="paragraph" style:parent-style-name="List_20_Paragraph" style:list-style-name="L1"/>
    <style:style style:name="T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" style:family="text">
      <style:text-properties officeooo:rsid="0018fb03"/>
    </style:style>
    <style:style style:name="T3" style:family="text">
      <style:text-properties fo:font-style="italic" style:font-style-asian="italic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troen bavarois (2 pers, plm 0,5 liter)</text:p>
      <text:p text:style-name="Normal">1 citroen</text:p>
      <text:p text:style-name="Normal">2 blaadjes gelatine</text:p>
      <text:p text:style-name="Normal">2 eetlepels suiker (30 gram)</text:p>
      <text:p text:style-name="P2">2 eieren</text:p>
      <text:p text:style-name="P2"/>
      <text:p text:style-name="Normal"/>
      <text:p text:style-name="Normal">Week de gelatine in koud water (plm. 5 min.).</text:p>
      <text:p text:style-name="P3">Pers de citroen, verhit het sap een heel klein beetje, net genoeg om de (uitgeknepen) gelatine daarin op te lossen. doe de suiker erbij en los die ook op.</text:p>
      <text:p text:style-name="P3">Splits de eieren; doe <text:span text:style-name="Default_20_Paragraph_20_Font"><text:span text:style-name="T1">alle</text:span></text:span> suiker bij het <text:span text:style-name="Default_20_Paragraph_20_Font"><text:span text:style-name="T1">eigeel</text:span></text:span> <text:span text:style-name="T2">(als er eiwitvlokjes zijn meegekomen zeef je die er meteen uit);</text:span> meng dit door het gelatine mengsel wanneer dat lauw is geworden, en roer het goed door.</text:p>
      <text:p text:style-name="Normal">Terwijl je wacht tot dit mengsel klodderig wordt (je kunt ook af en toe roeren tot tijd tot het mengsel stroperig wordt) klop je de eiwitten <text:span text:style-name="Default_20_Paragraph_20_Font"><text:span text:style-name="T3">zeer </text:span></text:span>stijf. </text:p>
      <text:p text:style-name="Normal">Als het suiker/eigeel mengsel klodderig/stroperig is, meng je dit heel goed met het zeer stijfgeklopte eiwit. Daarna koud (in de koelkast) wegzetten om verder te laten opstijven.</text:p>
      <text:p text:style-name="Normal"/>
      <text:p text:style-name="Normal">Tips:</text:p>
      <text:list text:style-name="L1">
        <text:list-item>
          <text:p text:style-name="P4">Je kunt de bavarois garneren met slagroom of zo.</text:p>
        </text:list-item>
        <text:list-item>
          <text:p text:style-name="P4">Voor meer personen kan er sinaasappel bij om het niet zo zuur te maken.</text:p>
        </text:list-item>
        <text:list-item>
          <text:p text:style-name="P4">Als je zoete vruchten gebruikt in plaats van citroen, moet je minder suiker gebruiken.</text:p>
        </text:list-item>
      </text:list>
      <text:p text:style-name="Normal"/>
      <text:p text:style-name="Normal">Eieren kun je als volgt salmonellavrij maken (pasteuriseren):</text:p>
      <text:p text:style-name="Normal">Pannetje water van 60 graden maken</text:p>
      <text:p text:style-name="Normal">Doe de eieren erin en ze laat een kwartier op temperatuur komen</text:p>
      <text:p text:style-name="Normal">nog een pannetje water tussen 57 en 58 graden maken</text:p>
      <text:p text:style-name="Normal">eieren 5 minuten in water tussen 57 en 58 graden doen. niet hoger dan 60 (dan stolt het) en niet lager dan 55 (dan gaat salmonella niet dood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hyphenation-ladder-count="no-limit" fo:hyphenation-keep="auto" loext:hyphenation-keep-type="column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353cm" fo:margin-bottom="0cm" style:contextual-spacing="false" fo:keep-together="always" fo:hyphenation-ladder-count="no-limit" fo:hyphenation-keep="auto" loext:hyphenation-keep-type="column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hyphenation-keep="auto" loext:hyphenation-keep-type="column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hyphenation-ladder-count="no-limit" fo:hyphenation-keep="auto" loext:hyphenation-keep-type="column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4f81bd" loext:opacity="100%" style:font-name="Cambria" fo:font-family="Cambria" style:font-family-generic="roman" style:font-pitch="variable" fo:letter-spacing="0.026cm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letter-spacing="0.026cm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R J</meta:initial-creator>
    <meta:creation-date>2014-01-26T13:56:00Z</meta:creation-date>
    <dc:date>2025-07-23T11:43:42.689949700</dc:date>
    <meta:print-date>2019-12-23T13:55:00Z</meta:print-date>
    <meta:editing-cycles>11</meta:editing-cycles>
    <meta:editing-duration>PT49M59S</meta:editing-duration>
    <meta:document-statistic meta:table-count="0" meta:image-count="0" meta:object-count="0" meta:page-count="1" meta:paragraph-count="19" meta:word-count="253" meta:character-count="1398" meta:non-whitespace-character-count="1166"/>
    <meta:user-defined meta:name="Docear4Word_StyleTitle">IEEE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" xlink:href="Normal.dotm"/>
  </office:meta>
</office:document-meta>
</file>